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b33" officeooo:paragraph-rsid="0038652b"/>
    </style:style>
    <style:style style:name="T1" style:family="text">
      <style:text-properties fo:language="en" fo:country="US" fo:font-style="normal" officeooo:rsid="001c75b9" style:font-style-asian="normal" style:font-style-complex="normal"/>
    </style:style>
    <style:style style:name="T2" style:family="text">
      <style:text-properties fo:language="en" fo:country="US" fo:font-style="normal" officeooo:rsid="003375f7" style:font-style-asian="normal" style:font-style-complex="normal"/>
    </style:style>
    <style:style style:name="T3" style:family="text">
      <style:text-properties fo:language="en" fo:country="US" fo:font-style="normal" officeooo:rsid="0035b080" style:font-style-asian="normal" style:font-style-complex="normal"/>
    </style:style>
    <style:style style:name="T4" style:family="text">
      <style:text-properties fo:language="en" fo:country="US" fo:font-style="normal" officeooo:rsid="0036d75b" style:font-style-asian="normal" style:font-style-complex="normal"/>
    </style:style>
    <style:style style:name="T5" style:family="text">
      <style:text-properties fo:language="en" fo:country="US" fo:font-style="normal" officeooo:rsid="0038652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Born in Scotland to a </text:span><text:span text:style-name="T1">pure-blooded and cruel family of wizards. </text:span><text:span text:style-name="T4">His student career in Hogwarts it’s troubled and not particularly successful. Professor Dumbledore’s numerous attempts to help him with private lessons always encountered Magnus’ parents opposition. Both of them were outraged by the fact that an half-blood wizard like Dumbledore was even allowed to teach in Hogwarts. The one discipline in which he seemed to excel without effort was Herbology. One could easily find him alone in the school greenhouse, taking care of some weird and rare exemplar. </text:span><text:span text:style-name="T3">Magnus is</text:span><text:span text:style-name="T1"> usually lonely, due to his harsh temper, </text:span><text:span text:style-name="T5">too difficult to handle even for his Slytherin house m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officeooo:rsid="00244d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20:19:30.047454737</meta:creation-date>
    <dc:date>2020-10-31T18:21:24.855028258</dc:date>
    <meta:editing-duration>PT1H25M17S</meta:editing-duration>
    <meta:editing-cycles>30</meta:editing-cycles>
    <meta:generator>LibreOffice/5.1.6.2$Linux_X86_64 LibreOffice_project/10m0$Build-2</meta:generator>
    <meta:document-statistic meta:table-count="0" meta:image-count="0" meta:object-count="0" meta:page-count="1" meta:paragraph-count="1" meta:word-count="108" meta:character-count="673" meta:non-whitespace-character-count="566"/>
  </office:meta>
</office:document-meta>
</file>